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umentBuilderFactory.setExpandEntityReferences( boolean expandEntity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BuilderFactory.isValida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BuilderFactory.new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ocumentBuilderFactory.isIgnoringElementContentWhit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BuilderFactory.setXIncludeAware( final boolean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cumentBuilderFactory.isIgnoringCom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BuilderFactory.getSche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cumentBuilderFactory.setNamespaceAware( boolean awaren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BuilderFactory.setIgnoringComments( boolean ignoreCom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BuilderFactory.setIgnoringElementContentWhitespace( boolean whit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BuilderFactory.setCoalescing( boolean coalesc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BuilderFactory.isXIncludeAwa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cumentBuilderFactory.setSchema( Schema schem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cumentBuilderFactory.isExpandEntityRefere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BuilderFactory.isCoalesc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BuilderFactory.isNamespaceAwa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BuilderFactory.setValidating( boolean validat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umentBuilderFactory.newInstance( String factoryClassName , ClassLoader classLoa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ocumentBuilderFactory.DocumentBuild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